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appConfiguration.getContextParameterValu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ppConfiguration.getContext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ppConfiguration.getServletConfiguration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ppConfiguration.addContextParameter( String name ,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WebappConfiguration.getServletConfigur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ppConfiguration.getFilterConfigur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ppConfiguration.WebappConfiguration( Document webxm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WebappConfiguration.WebappConfiguration( String webxml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ppConfiguration.WebappConfiguration( File webxml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ppConfiguration.ge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ppConfiguration.WebappConfiguration( URL webxml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ppConfiguration.getFilterConfiguration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ppConfiguration.getContextParamet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ppConfiguration.setContextParameterValue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